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1.8008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86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ffffd7" fo:border="0.74pt solid #000000"/>
    </style:style>
    <style:style style:name="ce62" style:family="table-cell" style:parent-style-name="Default">
      <style:table-cell-properties fo:background-color="#ffbf00" fo:border="0.74pt solid #000000"/>
    </style:style>
    <style:style style:name="ce98" style:family="table-cell" style:parent-style-name="Default">
      <style:table-cell-properties fo:background-color="#ff0000" fo:border="0.74pt solid #000000"/>
    </style:style>
    <style:style style:name="ce86" style:family="table-cell" style:parent-style-name="Default" style:data-style-name="N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 style:data-style-name="N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76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114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2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7" style:family="table-cell" style:parent-style-name="Default" style:data-style-name="N0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 style:data-style-name="N0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47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47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4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34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34" table:content-validation-name="val2" office:value-type="string" calcext:value-type="string">
            <text:p>Loose</text:p>
          </table:table-cell>
          <table:table-cell table:style-name="ce34" table:content-validation-name="val3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34" table:content-validation-name="val4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5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34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34" table:content-validation-name="val2" office:value-type="string" calcext:value-type="string">
            <text:p>Loose</text:p>
          </table:table-cell>
          <table:table-cell table:style-name="ce34" table:content-validation-name="val3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34" table:content-validation-name="val4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5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34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34" table:content-validation-name="val2" office:value-type="string" calcext:value-type="string">
            <text:p>Loose</text:p>
          </table:table-cell>
          <table:table-cell table:style-name="ce34" table:content-validation-name="val3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34" table:content-validation-name="val4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5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34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34" table:content-validation-name="val2" office:value-type="string" calcext:value-type="string">
            <text:p>Loose</text:p>
          </table:table-cell>
          <table:table-cell table:style-name="ce34" table:content-validation-name="val3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34" table:content-validation-name="val4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5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EAL_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7"/>
          <table:table-cell table:style-name="ce103"/>
          <table:table-cell table:style-name="ce15"/>
          <table:table-cell table:number-columns-repeated="3" table:style-name="ce16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STRAGGLER</text:p>
          </table:table-cell>
          <table:table-cell table:style-name="ce49"/>
          <table:table-cell table:style-name="ce35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5" table:content-validation-name="val2" office:value-type="string" calcext:value-type="string">
            <text:p>Loose</text:p>
          </table:table-cell>
          <table:table-cell table:style-name="ce35" table:content-validation-name="val3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BT</text:p>
          </table:table-cell>
          <table:table-cell table:style-name="ce74" table:number-columns-repeated="2"/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table:number-columns-repeated="4"/>
          <table:table-cell table:style-name="ce85"/>
          <table:table-cell table:style-name="ce11"/>
          <table:table-cell table:style-name="ce49"/>
          <table:table-cell table:number-columns-repeated="3" table:style-name="ce35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8" office:value-type="string" calcext:value-type="string">
            <text:p>TREE_REED</text:p>
          </table:table-cell>
          <table:table-cell table:style-name="ce48" office:value-type="float" office:value="1350" calcext:value-type="float">
            <text:p>1350</text:p>
          </table:table-cell>
          <table:table-cell table:style-name="ce48" table:number-columns-repeated="2"/>
          <table:table-cell table:style-name="ce36" table:content-validation-name="val1" office:value-type="string" calcext:value-type="string">
            <text:p>Neutral Gaia 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REAL_BEACH</text:p>
          </table:table-cell>
          <table:table-cell table:style-name="ce73" table:number-columns-repeated="2"/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/>
          <table:table-cell table:style-name="ce10"/>
          <table:table-cell table:style-name="ce48"/>
          <table:table-cell table:number-columns-repeated="3" table:style-name="ce36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35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5" table:content-validation-name="val2" office:value-type="string" calcext:value-type="string">
            <text:p>Loose</text:p>
          </table:table-cell>
          <table:table-cell table:style-name="ce35" table:content-validation-name="val3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 table:number-columns-repeated="3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35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2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)" office:value-type="string" office:string-value="6, 8, 10" calcext:value-type="string">
            <text:p>6, 8, 10</text:p>
          </table:table-cell>
          <table:table-cell table:style-name="ce10" office:value-type="string" calcext:value-type="string">
            <text:p>2, 1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;[.$A$15])" office:value-type="string" office:string-value="6, 8, 10, 11" calcext:value-type="string">
            <text:p>6, 8, 10, 11</text:p>
          </table:table-cell>
          <table:table-cell table:style-name="ce10" office:value-type="string" calcext:value-type="string">
            <text:p>2, 1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35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5" table:content-validation-name="val2" office:value-type="string" calcext:value-type="string">
            <text:p>Loose</text:p>
          </table:table-cell>
          <table:table-cell table:style-name="ce35" table:content-validation-name="val3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35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35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5" table:content-validation-name="val2" office:value-type="string" calcext:value-type="string">
            <text:p>Loose</text:p>
          </table:table-cell>
          <table:table-cell table:style-name="ce35" table:content-validation-name="val3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)" office:value-type="string" office:string-value="6, 13" calcext:value-type="string">
            <text:p>6, 13</text:p>
          </table:table-cell>
          <table:table-cell table:style-name="ce11" office:value-type="string" calcext:value-type="string">
            <text:p>8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35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35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5" table:content-validation-name="val2" office:value-type="string" calcext:value-type="string">
            <text:p>Loose</text:p>
          </table:table-cell>
          <table:table-cell table:style-name="ce35" table:content-validation-name="val3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)" office:value-type="string" office:string-value="6, 13, 14" calcext:value-type="string">
            <text:p>6, 13, 14</text:p>
          </table:table-cell>
          <table:table-cell table:style-name="ce11" office:value-type="string" calcext:value-type="string">
            <text:p>8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35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HREE</text:p>
          </table:table-cell>
          <table:table-cell table:style-name="ce49"/>
          <table:table-cell table:style-name="ce35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5" table:content-validation-name="val2" office:value-type="string" calcext:value-type="string">
            <text:p>Loose</text:p>
          </table:table-cell>
          <table:table-cell table:style-name="ce35" table:content-validation-name="val3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;[.$A$19])" office:value-type="string" office:string-value="6, 13, 14, 15" calcext:value-type="string">
            <text:p>6, 13, 14, 15</text:p>
          </table:table-cell>
          <table:table-cell table:style-name="ce11" office:value-type="string" calcext:value-type="string">
            <text:p>8, 0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35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0];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14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1])" office:value-type="string" office:string-value="8, 9, 10, 11, 12, 13, 14, 15, 16, 17" calcext:value-type="string">
            <text:p>8, 9, 10, 11, 12, 13, 14, 15, 16, 17</text:p>
          </table:table-cell>
          <table:table-cell table:style-name="ce10" office:value-type="string" calcext:value-type="string">
            <text:p>1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2])" office:value-type="string" office:string-value="8, 9, 10, 11, 12, 13, 14, 15, 16, 17, 18" calcext:value-type="string">
            <text:p>8, 9, 10, 11, 12, 13, 14, 15, 16, 17, 18</text:p>
          </table:table-cell>
          <table:table-cell table:style-name="ce10" office:value-type="string" calcext:value-type="string">
            <text:p>1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3])" office:value-type="string" office:string-value="8, 9, 10, 11, 12, 13, 14, 15, 16, 17, 18, 19" calcext:value-type="string">
            <text:p>8, 9, 10, 11, 12, 13, 14, 15, 16, 17, 18, 19</text:p>
          </table:table-cell>
          <table:table-cell table:style-name="ce10" office:value-type="string" calcext:value-type="string">
            <text:p>1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36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36" table:content-validation-name="val2" office:value-type="string" calcext:value-type="string">
            <text:p>Loose</text:p>
          </table:table-cell>
          <table:table-cell table:style-name="ce36" table:content-validation-name="val3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4])" office:value-type="string" office:string-value="8, 9, 10, 11, 12, 13, 14, 15, 16, 17, 18, 19, 20" calcext:value-type="string">
            <text:p>8, 9, 10, 11, 12, 13, 14, 15, 16, 17, 18, 19, 20</text:p>
          </table:table-cell>
          <table:table-cell table:style-name="ce10" office:value-type="string" calcext:value-type="string">
            <text:p>1, 0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36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FOUR</text:p>
          </table:table-cell>
          <table:table-cell table:style-name="ce49"/>
          <table:table-cell table:style-name="ce35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5" table:content-validation-name="val2" office:value-type="string" calcext:value-type="string">
            <text:p>Loose</text:p>
          </table:table-cell>
          <table:table-cell table:style-name="ce35" table:content-validation-name="val3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UTLAND_FOREST</text:p>
          </table:table-cell>
          <table:table-cell table:style-name="ce74" table:number-columns-repeated="2"/>
          <table:table-cell table:style-name="ce49" table:number-columns-repeated="3"/>
          <table:table-cell table:style-name="ce85"/>
          <table:table-cell table:style-name="ce11"/>
          <table:table-cell table:style-name="ce49"/>
          <table:table-cell table:style-name="ce85"/>
          <table:table-cell table:style-name="ce11"/>
          <table:table-cell table:style-name="ce49"/>
          <table:table-cell table:number-columns-repeated="3" table:style-name="ce35" table:content-validation-name="val4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5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6" office:value-type="string" calcext:value-type="string">
            <text:p>ON_GRID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TT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ON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WO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])" office:value-type="string" office:string-value="23, 24" calcext:value-type="string">
            <text:p>23, 24</text:p>
          </table:table-cell>
          <table:table-cell table:style-name="ce15" office:value-type="string" calcext:value-type="string">
            <text:p>2, 12</text:p>
          </table:table-cell>
          <table:table-cell table:style-name="ce15" office:value-type="string" calcext:value-type="string">
            <text:p>1.8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HRE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29])" office:value-type="string" office:string-value="23, 24, 25" calcext:value-type="string">
            <text:p>23, 24, 25</text:p>
          </table:table-cell>
          <table:table-cell table:style-name="ce15" office:value-type="string" calcext:value-type="string">
            <text:p>2, 12, 12</text:p>
          </table:table-cell>
          <table:table-cell table:style-name="ce15" office:value-type="string" calcext:value-type="string">
            <text:p>1.8, 1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OUR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0])" office:value-type="string" office:string-value="23, 24, 25, 26" calcext:value-type="string">
            <text:p>23, 24, 25, 26</text:p>
          </table:table-cell>
          <table:table-cell table:style-name="ce15" office:value-type="string" calcext:value-type="string">
            <text:p>2, 12, 12, 12</text:p>
          </table:table-cell>
          <table:table-cell table:style-name="ce15" office:value-type="string" calcext:value-type="string">
            <text:p>1.8, 1, 1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IV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1])" office:value-type="string" office:string-value="23, 24, 25, 26, 27" calcext:value-type="string">
            <text:p>23, 24, 25, 26, 27</text:p>
          </table:table-cell>
          <table:table-cell table:style-name="ce15" office:value-type="string" calcext:value-type="string">
            <text:p>2, 12, 12, 12, 12</text:p>
          </table:table-cell>
          <table:table-cell table:style-name="ce15" office:value-type="string" calcext:value-type="string">
            <text:p>1.8, 1, 1, 1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SIX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2])" office:value-type="string" office:string-value="23, 24, 25, 26, 27, 28" calcext:value-type="string">
            <text:p>23, 24, 25, 26, 27, 28</text:p>
          </table:table-cell>
          <table:table-cell table:style-name="ce15" office:value-type="string" calcext:value-type="string">
            <text:p>2, 12, 12, 12, 12, 12</text:p>
          </table:table-cell>
          <table:table-cell table:style-name="ce15" office:value-type="string" calcext:value-type="string">
            <text:p>1.8, 1, 1, 1, 1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)" office:value-type="string" office:string-value="23, 24, 25, 26, 27, 28, 29" calcext:value-type="string">
            <text:p>23, 24, 25, 26, 27, 28, 29</text:p>
          </table:table-cell>
          <table:table-cell table:style-name="ce15" office:value-type="string" calcext:value-type="string">
            <text:p>2, 8, 8, 8, 8, 8, 8</text:p>
          </table:table-cell>
          <table:table-cell table:style-name="ce15" office:value-type="string" calcext:value-type="string">
            <text:p>1.8, 1, 1, 1, 1, 1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6" office:value-type="string" calcext:value-type="string">
            <text:p>RIDGE_TEC2</text:p>
          </table:table-cell>
          <table:table-cell table:style-name="ce16"/>
          <table:table-cell table:style-name="ce16" office:value-type="string" calcext:value-type="string">
            <text:p>RIDGE_TSO2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;[.$A$34])" office:value-type="string" office:string-value="23, 24, 25, 26, 27, 28, 29, 30" calcext:value-type="string">
            <text:p>23, 24, 25, 26, 27, 28, 29, 30</text:p>
          </table:table-cell>
          <table:table-cell table:style-name="ce15" office:value-type="string" calcext:value-type="string">
            <text:p>2, 8, 8, 8, 8, 8, 8, 4</text:p>
          </table:table-cell>
          <table:table-cell table:style-name="ce15" office:value-type="string" calcext:value-type="string">
            <text:p>1.8, 1, 1, 1, 1, 1, 1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style-name="ce15" office:value-type="string" calcext:value-type="string">
            <text:p>4, 4, 4, 4, 4, 4, 4, 4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7])" office:value-type="string" office:string-value="24, 25, 26, 27, 28, 29, 30, 31, 32, 33" calcext:value-type="string">
            <text:p>24, 25, 26, 27, 28, 29, 30, 31, 32, 33</text:p>
          </table:table-cell>
          <table:table-cell table:style-name="ce15" office:value-type="string" calcext:value-type="string">
            <text:p>4, 4, 4, 4, 4, 4, 4, 4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8])" office:value-type="string" office:string-value="24, 25, 26, 27, 28, 29, 30, 31, 32, 33, 34" calcext:value-type="string">
            <text:p>24, 25, 26, 27, 28, 29, 30, 31, 32, 33, 34</text:p>
          </table:table-cell>
          <table:table-cell table:style-name="ce15" office:value-type="string" calcext:value-type="string">
            <text:p>4, 4, 4, 4, 4, 4, 4, 4, 1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56" office:value-type="string" calcext:value-type="string">
            <text:p>RIDGE_SEC1</text:p>
          </table:table-cell>
          <table:table-cell table:style-name="ce56"/>
          <table:table-cell table:style-name="ce56" office:value-type="string" calcext:value-type="string">
            <text:p>RIDGE_SSO1</text:p>
          </table:table-cell>
          <table:table-cell table:style-name="ce56"/>
          <table:table-cell table:style-name="ce56" table:content-validation-name="val1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2" office:value-type="string" calcext:value-type="string">
            <text:p>Loose</text:p>
          </table:table-cell>
          <table:table-cell table:style-name="ce56" table:content-validation-name="val3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3" table:style-name="ce56" table:content-validation-name="val4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5"/>
          <table:table-cell table:style-name="ce59" table:number-columns-repeated="3"/>
          <table:table-cell table:style-name="ce81" table:number-columns-repeated="984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56" office:value-type="string" calcext:value-type="string">
            <text:p>RIDGE_SEC2</text:p>
          </table:table-cell>
          <table:table-cell table:style-name="ce56"/>
          <table:table-cell table:style-name="ce56" office:value-type="string" calcext:value-type="string">
            <text:p>RIDGE_SSO2</text:p>
          </table:table-cell>
          <table:table-cell table:style-name="ce56"/>
          <table:table-cell table:style-name="ce56" table:content-validation-name="val1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2" office:value-type="string" calcext:value-type="string">
            <text:p>Loose</text:p>
          </table:table-cell>
          <table:table-cell table:style-name="ce56" table:content-validation-name="val3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3" table:style-name="ce56" table:content-validation-name="val4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5"/>
          <table:table-cell table:style-name="ce59" table:number-columns-repeated="3"/>
          <table:table-cell table:style-name="ce81" table:number-columns-repeated="984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59" office:value-type="string" calcext:value-type="string">
            <text:p>BLOCKER</text:p>
          </table:table-cell>
          <table:table-cell table:style-name="ce56"/>
          <table:table-cell table:style-name="ce59" table:number-columns-repeated="2"/>
          <table:table-cell table:style-name="ce56" table:content-validation-name="val1" office:value-type="string" calcext:value-type="string">
            <text:p>Neutral Gaia Un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2" office:value-type="string" calcext:value-type="string">
            <text:p>Loose</text:p>
          </table:table-cell>
          <table:table-cell table:style-name="ce56" table:content-validation-name="val3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 table:number-columns-repeated="3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6" table:content-validation-name="val4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5"/>
          <table:table-cell table:style-name="ce59" table:number-columns-repeated="3"/>
          <table:table-cell table:style-name="ce81" table:number-columns-repeated="984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4:.$A$41];[.$A$44:.A46])" office:value-type="string" office:string-value="30, 31, 32, 33, 34, 35, 36, 37, 40, 41, 42" calcext:value-type="string">
            <text:p>30, 31, 32, 33, 34, 35, 36, 37, 40, 41, 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63" office:value-type="string" calcext:value-type="string">
            <text:p>STONE</text:p>
          </table:table-cell>
          <table:table-cell table:style-name="ce63" table:number-columns-repeated="3"/>
          <table:table-cell table:style-name="ce37" table:content-validation-name="val1" office:value-type="string" calcext:value-type="string">
            <text:p>Neutral Gaia Convertible</text:p>
          </table:table-cell>
          <table:table-cell table:style-name="ce93" table:number-columns-repeated="4"/>
          <table:table-cell table:style-name="ce93" office:value-type="float" office:value="9320" calcext:value-type="float">
            <text:p>9320</text:p>
          </table:table-cell>
          <table:table-cell table:style-name="ce93" table:number-columns-repeated="3"/>
          <table:table-cell table:style-name="ce37" table:content-validation-name="val2" office:value-type="string" calcext:value-type="string">
            <text:p>Tight</text:p>
          </table:table-cell>
          <table:table-cell table:style-name="ce37" table:content-validation-name="val3" office:value-type="string" calcext:value-type="string">
            <text:p>Map Size</text:p>
          </table:table-cell>
          <table:table-cell table:style-name="ce93"/>
          <table:table-cell table:style-name="ce93" office:value-type="string" calcext:value-type="string">
            <text:p>MTSH</text:p>
          </table:table-cell>
          <table:table-cell table:style-name="ce93" table:number-columns-repeated="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118"/>
          <table:table-cell table:style-name="ce127"/>
          <table:table-cell table:style-name="ce63"/>
          <table:table-cell table:style-name="ce118" table:formula="of:=COM.MICROSOFT.TEXTJOIN(&quot;, &quot;;1;[.$A$5];[.$A$6];[.$A$7];[.$A$8];[.$A$34:.$A$39];[.$A$44:.$A$46];[.$A$47])" office:value-type="string" office:string-value="1, 2, 3, 4, 30, 31, 32, 33, 34, 35, 40, 41, 42, 43" calcext:value-type="string">
            <text:p>1, 2, 3, 4, 30, 31, 32, 33, 34, 35, 40, 41, 42, 43</text:p>
          </table:table-cell>
          <table:table-cell table:style-name="ce127" office:value-type="string" calcext:value-type="string">
            <text:p>2, 2, 2, 2, 1, 1, 1, 1, 1, 1, 1, 1, 1, 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37" table:content-validation-name="val4" office:value-type="string" calcext:value-type="string">
            <text:p>No</text:p>
          </table:table-cell>
          <table:table-cell table:style-name="ce63" table:number-columns-repeated="4"/>
          <table:table-cell table:style-name="ce63" table:content-validation-name="val5"/>
          <table:table-cell table:style-name="ce63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RIDGE_IEC1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/>
          <table:table-cell table:style-name="ce103"/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RIDGE_IEC2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])" office:value-type="string" office:string-value="45" calcext:value-type="string">
            <text:p>4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RIDGE_I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0])" office:value-type="string" office:string-value="45, 46" calcext:value-type="string">
            <text:p>45, 4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RIDGE_I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1])" office:value-type="string" office:string-value="45, 46, 47" calcext:value-type="string">
            <text:p>45, 46, 4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RIDGE_IEC5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2])" office:value-type="string" office:string-value="45, 46, 47, 48" calcext:value-type="string">
            <text:p>45, 46, 47, 4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RIDGE_IEC6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3])" office:value-type="string" office:string-value="45, 46, 47, 48, 49" calcext:value-type="string">
            <text:p>45, 46, 47, 48, 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RIDGE_IEC7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4])" office:value-type="string" office:string-value="45, 46, 47, 48, 49, 50" calcext:value-type="string">
            <text:p>45, 46, 47, 48, 49, 5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RIDGE_IEC8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5])" office:value-type="string" office:string-value="45, 46, 47, 48, 49, 50, 51" calcext:value-type="string">
            <text:p>45, 46, 47, 48, 49, 50, 5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RIDGE_IEC9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6])" office:value-type="string" office:string-value="45, 46, 47, 48, 49, 50, 51, 52" calcext:value-type="string">
            <text:p>45, 46, 47, 48, 49, 50, 51, 5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RIDGE_IEC10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7])" office:value-type="string" office:string-value="45, 46, 47, 48, 49, 50, 51, 52, 53" calcext:value-type="string">
            <text:p>45, 46, 47, 48, 49, 50, 51, 52, 5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RIDGE_IEC11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8])" office:value-type="string" office:string-value="45, 46, 47, 48, 49, 50, 51, 52, 53, 54" calcext:value-type="string">
            <text:p>45, 46, 47, 48, 49, 50, 51, 52, 53, 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RIDGE_IEC12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9])" office:value-type="string" office:string-value="45, 46, 47, 48, 49, 50, 51, 52, 53, 54, 55" calcext:value-type="string">
            <text:p>45, 46, 47, 48, 49, 50, 51, 52, 53, 54, 5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68" office:value-type="string" calcext:value-type="string">
            <text:p>OASIS_POND1_EC1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68" office:value-type="string" calcext:value-type="string">
            <text:p>OASIS_POND1_EC2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])" office:value-type="string" office:string-value="57" calcext:value-type="string">
            <text:p>5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68" office:value-type="string" calcext:value-type="string">
            <text:p>OASIS_POND1_EC3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2])" office:value-type="string" office:string-value="57, 58" calcext:value-type="string">
            <text:p>57, 58</text:p>
          </table:table-cell>
          <table:table-cell table:style-name="ce84" office:value-type="string" calcext:value-type="string">
            <text:p>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3])" office:value-type="string" office:string-value="57, 58, 59" calcext:value-type="string">
            <text:p>57, 58, 59</text:p>
          </table:table-cell>
          <table:table-cell table:style-name="ce84" office:value-type="string" calcext:value-type="string">
            <text:p>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4])" office:value-type="string" office:string-value="57, 58, 59, 60" calcext:value-type="string">
            <text:p>57, 58, 59, 60</text:p>
          </table:table-cell>
          <table:table-cell table:style-name="ce84" office:value-type="string" calcext:value-type="string">
            <text:p>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5])" office:value-type="string" office:string-value="57, 58, 59, 60, 61" calcext:value-type="string">
            <text:p>57, 58, 59, 60, 61</text:p>
          </table:table-cell>
          <table:table-cell table:style-name="ce84" office:value-type="string" calcext:value-type="string">
            <text:p>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6])" office:value-type="string" office:string-value="57, 58, 59, 60, 61, 62" calcext:value-type="string">
            <text:p>57, 58, 59, 60, 61, 62</text:p>
          </table:table-cell>
          <table:table-cell table:style-name="ce84" office:value-type="string" calcext:value-type="string">
            <text:p>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7])" office:value-type="string" office:string-value="57, 58, 59, 60, 61, 62, 63" calcext:value-type="string">
            <text:p>57, 58, 59, 60, 61, 62, 63</text:p>
          </table:table-cell>
          <table:table-cell table:style-name="ce84" office:value-type="string" calcext:value-type="string">
            <text:p>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8])" office:value-type="string" office:string-value="57, 58, 59, 60, 61, 62, 63, 64" calcext:value-type="string">
            <text:p>57, 58, 59, 60, 61, 62, 63, 64</text:p>
          </table:table-cell>
          <table:table-cell table:style-name="ce84" office:value-type="string" calcext:value-type="string">
            <text:p>4, 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8" office:value-type="string" calcext:value-type="string">
            <text:p>OASIS_RT1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8" office:value-type="string" calcext:value-type="string">
            <text:p>OASIS_RT1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8" office:value-type="string" calcext:value-type="string">
            <text:p>OASIS_RT1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8" office:value-type="string" calcext:value-type="string">
            <text:p>OASIS_RT1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8" office:value-type="string" calcext:value-type="string">
            <text:p>OASIS_RT1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8" office:value-type="string" calcext:value-type="string">
            <text:p>OASIS_RT1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68" office:value-type="string" calcext:value-type="string">
            <text:p>OASIS_RT2EC1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68" office:value-type="string" calcext:value-type="string">
            <text:p>OASIS_RT2EC2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68" office:value-type="string" calcext:value-type="string">
            <text:p>OASIS_RT2EC3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68" office:value-type="string" calcext:value-type="string">
            <text:p>OASIS_RT2EC4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68" office:value-type="string" calcext:value-type="string">
            <text:p>OASIS_RT2EC5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68" office:value-type="string" calcext:value-type="string">
            <text:p>OASIS_RT2EC6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8" office:value-type="string" calcext:value-type="string">
            <text:p>OASIS_RT3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8" office:value-type="string" calcext:value-type="string">
            <text:p>OASIS_RT3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8" office:value-type="string" calcext:value-type="string">
            <text:p>OASIS_RT3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18" office:value-type="string" calcext:value-type="string">
            <text:p>OASIS_RT3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18" office:value-type="string" calcext:value-type="string">
            <text:p>OASIS_RT3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18" office:value-type="string" calcext:value-type="string">
            <text:p>OASIS_RT3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68" office:value-type="string" calcext:value-type="string">
            <text:p>OASIS_RT4EC1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68" office:value-type="string" calcext:value-type="string">
            <text:p>OASIS_RT4EC2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])" office:value-type="string" office:string-value="84" calcext:value-type="string">
            <text:p>84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68" office:value-type="string" calcext:value-type="string">
            <text:p>OASIS_RT4EC3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89])" office:value-type="string" office:string-value="84, 85" calcext:value-type="string">
            <text:p>84, 85</text:p>
          </table:table-cell>
          <table:table-cell table:style-name="ce84" office:value-type="string" calcext:value-type="string">
            <text:p>3, 3</text:p>
          </table:table-cell>
          <table:table-cell table:style-name="ce84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68" office:value-type="string" calcext:value-type="string">
            <text:p>OASIS_RT4EC4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90])" office:value-type="string" office:string-value="84, 85, 86" calcext:value-type="string">
            <text:p>84, 85, 86</text:p>
          </table:table-cell>
          <table:table-cell table:style-name="ce84" office:value-type="string" calcext:value-type="string">
            <text:p>3, 3, 3</text:p>
          </table:table-cell>
          <table:table-cell table:style-name="ce84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68" office:value-type="string" calcext:value-type="string">
            <text:p>OASIS_RT4EC5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91])" office:value-type="string" office:string-value="84, 85, 86, 87" calcext:value-type="string">
            <text:p>84, 85, 86, 87</text:p>
          </table:table-cell>
          <table:table-cell table:style-name="ce84" office:value-type="string" calcext:value-type="string">
            <text:p>3, 3, 3, 3</text:p>
          </table:table-cell>
          <table:table-cell table:style-name="ce84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68" office:value-type="string" calcext:value-type="string">
            <text:p>OASIS_RT4EC6 </text:p>
          </table:table-cell>
          <table:table-cell table:style-name="ce84" table:number-columns-repeated="3"/>
          <table:table-cell table:style-name="ce38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38" table:content-validation-name="val2" office:value-type="string" calcext:value-type="string">
            <text:p>Loose</text:p>
          </table:table-cell>
          <table:table-cell table:style-name="ce38" table:content-validation-name="val3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88:.$A$92])" office:value-type="string" office:string-value="84, 85, 86, 87, 88" calcext:value-type="string">
            <text:p>84, 85, 86, 87, 88</text:p>
          </table:table-cell>
          <table:table-cell table:style-name="ce84" office:value-type="string" calcext:value-type="string">
            <text:p>3, 3, 3, 3, 3</text:p>
          </table:table-cell>
          <table:table-cell table:style-name="ce84"/>
          <table:table-cell table:number-columns-repeated="3" table:style-name="ce38" table:content-validation-name="val4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5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8" office:value-type="string" calcext:value-type="string">
            <text:p>OASIS_BT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18" office:value-type="string" calcext:value-type="string">
            <text:p>OASIS_BT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])" office:value-type="string" office:string-value="90" calcext:value-type="string">
            <text:p>9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18" office:value-type="string" calcext:value-type="string">
            <text:p>OASIS_BT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5])" office:value-type="string" office:string-value="90, 91" calcext:value-type="string">
            <text:p>90, 91</text:p>
          </table:table-cell>
          <table:table-cell table:style-name="ce15" office:value-type="string" calcext:value-type="string">
            <text:p>3, 3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8" office:value-type="string" calcext:value-type="string">
            <text:p>OASIS_BT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6])" office:value-type="string" office:string-value="90, 91, 92" calcext:value-type="string">
            <text:p>90, 91, 92</text:p>
          </table:table-cell>
          <table:table-cell table:style-name="ce15" office:value-type="string" calcext:value-type="string">
            <text:p>3, 3, 3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8" office:value-type="string" calcext:value-type="string">
            <text:p>OASIS_BT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7])" office:value-type="string" office:string-value="90, 91, 92, 93" calcext:value-type="string">
            <text:p>90, 91, 92, 93</text:p>
          </table:table-cell>
          <table:table-cell table:style-name="ce15" office:value-type="string" calcext:value-type="string">
            <text:p>3, 3, 3, 3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18" office:value-type="string" calcext:value-type="string">
            <text:p>OASIS_BT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4:.$A$98])" office:value-type="string" office:string-value="90, 91, 92, 93, 94" calcext:value-type="string">
            <text:p>90, 91, 92, 93, 94</text:p>
          </table:table-cell>
          <table:table-cell table:style-name="ce15" office:value-type="string" calcext:value-type="string">
            <text:p>3, 3, 3, 3, 3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7" office:value-type="string" calcext:value-type="string">
            <text:p>RELIC</text:p>
          </table:table-cell>
          <table:table-cell table:style-name="ce7" table:number-columns-repeated="3"/>
          <table:table-cell table:style-name="ce34" table:content-validation-name="val1" office:value-type="string" calcext:value-type="string">
            <text:p>Neutral Gaia Convertible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34" table:content-validation-name="val2" office:value-type="string" calcext:value-type="string">
            <text:p>Loose</text:p>
          </table:table-cell>
          <table:table-cell table:style-name="ce34" table:content-validation-name="val3" office:value-type="string" calcext:value-type="string">
            <text:p>Map Size</text:p>
          </table:table-cell>
          <table:table-cell table:style-name="ce62"/>
          <table:table-cell table:style-name="ce40" office:value-type="string" calcext:value-type="string">
            <text:p>INNER_CAP</text:p>
          </table:table-cell>
          <table:table-cell table:style-name="ce40" table:number-columns-repeated="2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6"/>
          <table:table-cell table:style-name="ce7" table:number-columns-repeated="2"/>
          <table:table-cell table:style-name="ce76"/>
          <table:table-cell table:style-name="ce7" table:number-columns-repeated="2"/>
          <table:table-cell table:style-name="ce34" table:content-validation-name="val4" table:number-columns-repeated="3"/>
          <table:table-cell table:style-name="ce7" table:number-columns-repeated="4"/>
          <table:table-cell table:style-name="ce7" table:content-validation-name="val5"/>
          <table:table-cell table:style-name="ce7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7</text:p>
          </table:table-cell>
          <table:table-cell table:style-name="ce64" office:value-type="string" calcext:value-type="string">
            <text:p>ON_GRID</text:p>
          </table:table-cell>
          <table:table-cell table:style-name="ce64"/>
          <table:table-cell table:style-name="ce64" office:value-type="string" calcext:value-type="string">
            <text:p>SMALL_FISH</text:p>
          </table:table-cell>
          <table:table-cell table:style-name="ce64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WATER_TYPE</text:p>
          </table:table-cell>
          <table:table-cell table:style-name="ce92" table:number-columns-repeated="2"/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14"/>
          <table:table-cell table:style-name="ce64" table:number-columns-repeated="2"/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8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1</text:p>
          </table:table-cell>
          <table:table-cell table:style-name="ce64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OUT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9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2</text:p>
          </table:table-cell>
          <table:table-cell table:style-name="ce64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INN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;[.$A$102])" office:value-type="string" office:string-value="6, 98" calcext:value-type="string">
            <text:p>6, 98</text:p>
          </table:table-cell>
          <table:table-cell table:style-name="ce64" office:value-type="string" calcext:value-type="string">
            <text:p>5, 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0</text:p>
          </table:table-cell>
          <table:table-cell table:style-name="ce64" office:value-type="string" calcext:value-type="string">
            <text:p>BUSH_FOOD1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Tight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/>
          <table:table-cell table:style-name="ce64" table:number-columns-repeated="2"/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1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Tight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])" office:value-type="string" office:string-value="100" calcext:value-type="string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2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Tight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5])" office:value-type="string" office:string-value="100, 101" calcext:value-type="string">
            <text:p>100, 101</text:p>
          </table:table-cell>
          <table:table-cell table:style-name="ce64" office:value-type="string" calcext:value-type="string">
            <text:p>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3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Tight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6])" office:value-type="string" office:string-value="100, 101, 102" calcext:value-type="string">
            <text:p>100, 101, 102</text:p>
          </table:table-cell>
          <table:table-cell table:style-name="ce64" office:value-type="string" calcext:value-type="string">
            <text:p>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4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Tight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7])" office:value-type="string" office:string-value="100, 101, 102, 103" calcext:value-type="string">
            <text:p>100, 101, 102, 103</text:p>
          </table:table-cell>
          <table:table-cell table:style-name="ce64" office:value-type="string" calcext:value-type="string">
            <text:p>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5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Tight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4:.$A$108])" office:value-type="string" office:string-value="100, 101, 102, 103, 104" calcext:value-type="string">
            <text:p>100, 101, 102, 103, 104</text:p>
          </table:table-cell>
          <table:table-cell table:style-name="ce64" office:value-type="string" calcext:value-type="string">
            <text:p>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6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/>
          <table:table-cell table:style-name="ce64"/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7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])" office:value-type="string" office:string-value="106" calcext:value-type="string">
            <text:p>10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8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1])" office:value-type="string" office:string-value="106, 107" calcext:value-type="string">
            <text:p>106, 107</text:p>
          </table:table-cell>
          <table:table-cell table:style-name="ce64" office:value-type="string" calcext:value-type="string">
            <text:p>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9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2])" office:value-type="string" office:string-value="106, 107, 108" calcext:value-type="string">
            <text:p>106, 107, 108</text:p>
          </table:table-cell>
          <table:table-cell table:style-name="ce64" office:value-type="string" calcext:value-type="string">
            <text:p>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0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3])" office:value-type="string" office:string-value="106, 107, 108, 109" calcext:value-type="string">
            <text:p>106, 107, 108, 109</text:p>
          </table:table-cell>
          <table:table-cell table:style-name="ce64" office:value-type="string" calcext:value-type="string">
            <text:p>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1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4])" office:value-type="string" office:string-value="106, 107, 108, 109, 110" calcext:value-type="string">
            <text:p>106, 107, 108, 109, 110</text:p>
          </table:table-cell>
          <table:table-cell table:style-name="ce64" office:value-type="string" calcext:value-type="string">
            <text:p>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2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5])" office:value-type="string" office:string-value="106, 107, 108, 109, 110, 111" calcext:value-type="string">
            <text:p>106, 107, 108, 109, 110, 111</text:p>
          </table:table-cell>
          <table:table-cell table:style-name="ce64" office:value-type="string" calcext:value-type="string">
            <text:p>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3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6])" office:value-type="string" office:string-value="106, 107, 108, 109, 110, 111, 112" calcext:value-type="string">
            <text:p>106, 107, 108, 109, 110, 111, 112</text:p>
          </table:table-cell>
          <table:table-cell table:style-name="ce64" office:value-type="string" calcext:value-type="string">
            <text:p>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4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10:.$A$117])" office:value-type="string" office:string-value="106, 107, 108, 109, 110, 111, 112, 113" calcext:value-type="string">
            <text:p>106, 107, 108, 109, 110, 111, 112, 113</text:p>
          </table:table-cell>
          <table:table-cell table:style-name="ce64" office:value-type="string" calcext:value-type="string">
            <text:p>1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5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725" calcext:value-type="float">
            <text:p>0.725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16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7" table:content-validation-name="val2" office:value-type="string" calcext:value-type="string">
            <text:p>Loose</text:p>
          </table:table-cell>
          <table:table-cell table:style-name="ce47" table:content-validation-name="val3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19])" office:value-type="string" office:string-value="5, 115" calcext:value-type="string">
            <text:p>5, 115</text:p>
          </table:table-cell>
          <table:table-cell table:style-name="ce15" office:value-type="string" calcext:value-type="string">
            <text:p>44, 8</text:p>
          </table:table-cell>
          <table:table-cell table:style-name="ce15" office:value-type="string" calcext:value-type="string">
            <text:p>0.725, 1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17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9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00" calcext:value-type="float">
            <text:p>80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table:content-validation-name="val2" office:value-type="string" calcext:value-type="string">
            <text:p>Tight</text:p>
          </table:table-cell>
          <table:table-cell table:style-name="ce39" table:content-validation-name="val3" office:value-type="string" calcext:value-type="string">
            <text:p>Map Size</text:p>
          </table:table-cell>
          <table:table-cell table:style-name="ce24" office:value-type="string" calcext:value-type="string">
            <text:p>BASE_MASK1</text:p>
          </table:table-cell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table:number-columns-repeated="4"/>
          <table:table-cell table:style-name="ce58"/>
          <table:table-cell table:style-name="ce24" table:number-columns-repeated="2"/>
          <table:table-cell table:number-columns-repeated="3" table:style-name="ce39" table:content-validation-name="val4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5"/>
          <table:table-cell table:style-name="ce2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18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Tight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5" office:value-type="string" calcext:value-type="string">
            <text:p>BASE_MASK1</text:p>
          </table:table-cell>
          <table:table-cell table:style-name="ce15" office:value-type="string" calcext:value-type="string">
            <text:p>BT</text:p>
          </table:table-cell>
          <table:table-cell table:style-name="ce15" table:number-columns-repeated="3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style-name="ce27"/>
          <table:table-cell table:style-name="ce15" table:number-columns-repeated="2"/>
          <table:table-cell table:number-columns-repeated="3" table:style-name="ce16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19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9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00" calcext:value-type="float">
            <text:p>80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9" table:content-validation-name="val2" office:value-type="string" calcext:value-type="string">
            <text:p>Tight</text:p>
          </table:table-cell>
          <table:table-cell table:style-name="ce39" table:content-validation-name="val3" office:value-type="string" calcext:value-type="string">
            <text:p>Map Size</text:p>
          </table:table-cell>
          <table:table-cell table:style-name="ce24"/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table:number-columns-repeated="4"/>
          <table:table-cell table:style-name="ce58" table:formula="of:=COM.MICROSOFT.TEXTJOIN(&quot;, &quot;;1;[.$A$122])" office:value-type="string" office:string-value="118" calcext:value-type="string">
            <text:p>1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39" table:content-validation-name="val4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5"/>
          <table:table-cell table:style-name="ce2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0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1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4])" office:value-type="string" office:string-value="120" calcext:value-type="string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2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4:.$A$125])" office:value-type="string" office:string-value="120, 121" calcext:value-type="string">
            <text:p>120, 121</text:p>
          </table:table-cell>
          <table:table-cell table:style-name="ce4" office:value-type="string" calcext:value-type="string">
            <text:p>18, 18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3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4:.$A$126])" office:value-type="string" office:string-value="120, 121, 122" calcext:value-type="string">
            <text:p>120, 121, 122</text:p>
          </table:table-cell>
          <table:table-cell table:style-name="ce4" office:value-type="string" calcext:value-type="string">
            <text:p>18, 18, 18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4</text:p>
          </table:table-cell>
          <table:table-cell table:style-name="ce92" office:value-type="string" calcext:value-type="string">
            <text:p>LOST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1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2" office:value-type="string" calcext:value-type="string">
            <text:p>Loose</text:p>
          </table:table-cell>
          <table:table-cell table:style-name="ce92" table:content-validation-name="val3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 table:number-columns-repeated="4"/>
          <table:table-cell table:style-name="ce114"/>
          <table:table-cell table:style-name="ce64" table:number-columns-repeated="2"/>
          <table:table-cell table:number-columns-repeated="3" table:style-name="ce92" table:content-validation-name="val4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5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5</text:p>
          </table:table-cell>
          <table:table-cell table:style-name="ce18" office:value-type="string" calcext:value-type="string">
            <text:p>WILD_HERD_ANIMAL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28])" office:value-type="string" office:string-value="124" calcext:value-type="string">
            <text:p>124</text:p>
          </table:table-cell>
          <table:table-cell table:style-name="ce4" office:value-type="float" office:value="8" calcext:value-type="float">
            <text:p>8</text:p>
          </table:table-cell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6</text:p>
          </table:table-cell>
          <table:table-cell table:style-name="ce18" office:value-type="string" calcext:value-type="string">
            <text:p>BIR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7</text:p>
          </table:table-cell>
          <table:table-cell table:style-name="ce18" office:value-type="string" calcext:value-type="string">
            <text:p>OX_WAGON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MTSH</text:p>
          </table:table-cell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27" table:formula="of:=COM.MICROSOFT.TEXTJOIN(&quot;, &quot;;1;[.$A$42])" office:value-type="string" office:string-value="38" calcext:value-type="string">
            <text:p>38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28</text:p>
          </table:table-cell>
          <table:table-cell table:style-name="ce18" office:value-type="string" calcext:value-type="string">
            <text:p>KHARGA_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2" office:value-type="string" calcext:value-type="string">
            <text:p>Loose</text:p>
          </table:table-cell>
          <table:table-cell table:style-name="ce16" table:content-validation-name="val3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MTSH</text:p>
          </table:table-cell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[.$A$131])" office:value-type="string" office:string-value="127" calcext:value-type="string">
            <text:p>127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7"/>
          <table:table-cell table:style-name="ce4"/>
          <table:table-cell table:style-name="ce15"/>
          <table:table-cell table:number-columns-repeated="3" table:style-name="ce47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number-columns-repeated="984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7:14:42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30T17:15:40.394000000</dc:date>
    <meta:editing-duration>P29DT12H46M17S</meta:editing-duration>
    <meta:editing-cycles>1801</meta:editing-cycles>
    <meta:generator>LibreOffice/7.1.3.2$Windows_X86_64 LibreOffice_project/47f78053abe362b9384784d31a6e56f8511eb1c1</meta:generator>
    <meta:document-statistic meta:table-count="1" meta:cell-count="1845" meta:object-count="0"/>
  </office:meta>
</office:document-meta>
</file>